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meta name="viewport" content="width=device-width, initial-scale=1"&gt;</text:p>
      <text:p text:style-name="Standard">&lt;style&gt;</text:p>
      <text:p text:style-name="Standard">body {font-family: Arial, Helvetica, sans-serif;}</text:p>
      <text:p text:style-name="Standard">* {box-sizing: border-box;}</text:p>
      <text:p text:style-name="Standard"/>
      <text:p text:style-name="Standard">input[type=text], select, textarea {</text:p>
      <text:p text:style-name="Standard"><text:s text:c="2"/>width: 100%;</text:p>
      <text:p text:style-name="Standard"><text:s text:c="2"/>padding: 12px;</text:p>
      <text:p text:style-name="Standard"><text:s text:c="2"/>border: 1px solid #ccc;</text:p>
      <text:p text:style-name="Standard"><text:s text:c="2"/>border-radius: 4px;</text:p>
      <text:p text:style-name="Standard"><text:s text:c="2"/>box-sizing: border-box;</text:p>
      <text:p text:style-name="Standard"><text:s text:c="2"/>margin-top: 6px;</text:p>
      <text:p text:style-name="Standard"><text:s text:c="2"/>margin-bottom: 16px;</text:p>
      <text:p text:style-name="Standard"><text:s text:c="2"/>resize: vertical;</text:p>
      <text:p text:style-name="Standard">}</text:p>
      <text:p text:style-name="Standard"/>
      <text:p text:style-name="Standard">input[type=submit] {</text:p>
      <text:p text:style-name="Standard"><text:s text:c="2"/>background-color: #4CAF50;</text:p>
      <text:p text:style-name="Standard"><text:s text:c="2"/>color: white;</text:p>
      <text:p text:style-name="Standard"><text:s text:c="2"/>padding: 12px 20px;</text:p>
      <text:p text:style-name="Standard"><text:s text:c="2"/>border: none;</text:p>
      <text:p text:style-name="Standard"><text:s text:c="2"/>border-radius: 4px;</text:p>
      <text:p text:style-name="Standard"><text:s text:c="2"/>cursor: pointer;</text:p>
      <text:p text:style-name="Standard">}</text:p>
      <text:p text:style-name="Standard"/>
      <text:p text:style-name="Standard">input[type=submit]:hover {</text:p>
      <text:p text:style-name="Standard"><text:s text:c="2"/>background-color: #45a049;</text:p>
      <text:p text:style-name="Standard">}</text:p>
      <text:p text:style-name="Standard"/>
      <text:p text:style-name="Standard">.container {</text:p>
      <text:p text:style-name="Standard"><text:s text:c="2"/>border-radius: 5px;</text:p>
      <text:p text:style-name="Standard"><text:s text:c="2"/>background-color: #f2f2f2;</text:p>
      <text:p text:style-name="Standard"><text:s text:c="2"/>padding: 20px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3&gt;Contact Form&lt;/h3&gt;</text:p>
      <text:p text:style-name="Standard"/>
      <text:p text:style-name="Standard">&lt;div class="container"&gt;</text:p>
      <text:p text:style-name="Standard"><text:s text:c="2"/>&lt;form action="/action_page.php"&gt;</text:p>
      <text:p text:style-name="Standard"><text:s text:c="4"/>&lt;label for="fname"&gt;First Name&lt;/label&gt;</text:p>
      <text:p text:style-name="Standard"><text:s text:c="4"/>&lt;input type="text" id="fname" name="firstname" placeholder="Your name.."&gt;</text:p>
      <text:p text:style-name="Standard"/>
      <text:p text:style-name="Standard"><text:s text:c="4"/>&lt;label for="lname"&gt;Last Name&lt;/label&gt;</text:p>
      <text:p text:style-name="Standard"><text:s text:c="4"/>&lt;input type="text" id="lname" name="lastname" placeholder="Your last name.."&gt;</text:p>
      <text:p text:style-name="Standard"/>
      <text:p text:style-name="Standard"><text:s text:c="4"/>&lt;label for="country"&gt;Country&lt;/label&gt;</text:p>
      <text:p text:style-name="Standard"><text:soft-page-break/><text:s text:c="4"/>&lt;select id="country" name="country"&gt;</text:p>
      <text:p text:style-name="Standard"><text:s text:c="6"/>&lt;option value="australia"&gt;Australia&lt;/option&gt;</text:p>
      <text:p text:style-name="Standard"><text:s text:c="6"/>&lt;option value="canada"&gt;Canada&lt;/option&gt;</text:p>
      <text:p text:style-name="Standard"><text:s text:c="6"/>&lt;option value="usa"&gt;USA&lt;/option&gt;</text:p>
      <text:p text:style-name="Standard"><text:s text:c="4"/>&lt;/select&gt;</text:p>
      <text:p text:style-name="Standard"/>
      <text:p text:style-name="Standard"><text:s text:c="4"/>&lt;label for="subject"&gt;Subject&lt;/label&gt;</text:p>
      <text:p text:style-name="Standard"><text:s text:c="4"/>&lt;textarea id="subject" name="subject" placeholder="Write something.." style="height:200px"&gt;&lt;/textarea&gt;</text:p>
      <text:p text:style-name="Standard"/>
      <text:p text:style-name="Standard"><text:s text:c="4"/>&lt;input type="submit" value="Submit"&gt;</text:p>
      <text:p text:style-name="Standard"><text:s text:c="2"/>&lt;/form&gt;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55:00.533847438</meta:creation-date>
    <dc:date>2019-02-15T15:55:57.892285248</dc:date>
    <meta:editing-duration>PT58S</meta:editing-duration>
    <meta:editing-cycles>1</meta:editing-cycles>
    <meta:document-statistic meta:table-count="0" meta:image-count="0" meta:object-count="0" meta:page-count="2" meta:paragraph-count="56" meta:word-count="125" meta:character-count="1425" meta:non-whitespace-character-count="1258"/>
    <meta:generator>LibreOffice/6.0.7.3$Linux_X86_64 LibreOffice_project/00m0$Build-3</meta:generator>
  </office:meta>
</office:document-meta>
</file>